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Flex" svg:font-family="'Google Sans Flex', 'Google Sans', 'Helvetica Neue', sans-serif"/>
    <style:font-face style:name="Google Sans Text" svg:font-family="'Google Sans Text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903cm"/>
    </style:style>
    <style:style style:name="Tabla1.B" style:family="table-column">
      <style:table-column-properties style:column-width="8.631cm"/>
    </style:style>
    <style:style style:name="Tabla1.C" style:family="table-column">
      <style:table-column-properties style:column-width="4.46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563cm"/>
    </style:style>
    <style:style style:name="Tabla2.B" style:family="table-column">
      <style:table-column-properties style:column-width="7.451cm"/>
    </style:style>
    <style:style style:name="Tabla2.C" style:family="table-column">
      <style:table-column-properties style:column-width="5.98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517cm"/>
    </style:style>
    <style:style style:name="Tabla3.B" style:family="table-column">
      <style:table-column-properties style:column-width="7.093cm"/>
    </style:style>
    <style:style style:name="Tabla3.C" style:family="table-column">
      <style:table-column-properties style:column-width="6.391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weight="bold"/>
    </style:style>
    <style:style style:name="P2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-left="0.318cm" fo:padding-right="0.318cm" fo:padding-top="0.212cm" fo:padding-bottom="0.212cm" fo:border="0.002cm solid #000000"/>
      <style:text-properties fo:color="#1b1c1d" style:font-name="Google Sans Text"/>
    </style:style>
    <style:style style:name="P3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  <style:text-properties fo:color="#1b1c1d" style:font-name="Google Sans Text" fo:font-weight="bold"/>
    </style:style>
    <style:style style:name="P5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  <style:text-properties fo:color="#1b1c1d" style:font-name="Google Sans Text"/>
    </style:style>
    <style:style style:name="P6" style:family="paragraph" style:parent-style-name="Table_20_Contents">
      <style:paragraph-properties fo:margin-top="0cm" fo:margin-bottom="0cm" fo:line-height="114%" fo:orphans="2" fo:widows="2" fo:padding-left="0.318cm" fo:padding-right="0.318cm" fo:padding-top="0.212cm" fo:padding-bottom="0.212cm" fo:border="0.002cm solid #000000"/>
      <style:text-properties fo:color="#1b1c1d" style:font-name="Google Sans Text"/>
    </style:style>
    <style:style style:name="T1" style:family="text">
      <style:text-properties fo:color="#1b1c1d" style:font-name="Google Sans Text"/>
    </style:style>
    <style:style style:name="T2" style:family="text">
      <style:text-properties fo:color="#1b1c1d" style:font-name="Google Sans Text" fo:font-weight="bold"/>
    </style:style>
    <style:style style:name="T3" style:family="text">
      <style:text-properties fo:font-weight="bold"/>
    </style:style>
    <style:style style:name="T4" style:family="text">
      <style:text-properties fo:color="#444746" style:font-name="Google Sans Tex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óximas Implementaciones Avanzadas</text:h>
      <text:h text:style-name="Heading_20_3" text:outline-level="3">Nivel 1: Análisis y Datos (Backend y Frontend)</text:h>
      <text:p text:style-name="Text_20_body">Estos cambios se centran en refinar los datos de los cultivos y el análisis financiero.</text:p>
      <text:p text:style-name="Preformatted_20_Text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"><text:span text:style-name="Strong_20_Emphasis"><text:span text:style-name="T1">Característica</text:span></text:span></text:p>
            </table:table-cell>
            <table:table-cell table:style-name="Tabla1.A1" office:value-type="string">
              <text:p text:style-name="P3"><text:span text:style-name="Strong_20_Emphasis"><text:span text:style-name="T1">¿Qué implica?</text:span></text:span></text:p>
            </table:table-cell>
            <table:table-cell table:style-name="Tabla1.A1" office:value-type="string">
              <text:p text:style-name="P3"><text:span text:style-name="Strong_20_Emphasis"><text:span text:style-name="T1">Beneficio</text:span></text:span></text:p>
            </table:table-cell>
          </table:table-row>
        </table:table-header-rows>
        <table:table-row>
          <table:table-cell table:style-name="Tabla1.A1" office:value-type="string">
            <text:p text:style-name="P4">1. Precio/Rendimiento por Kg</text:p>
          </table:table-cell>
          <table:table-cell table:style-name="Tabla1.A1" office:value-type="string">
            <text:p text:style-name="P3"><text:span text:style-name="T2">Backend:</text:span><text:span text:style-name="T1"> Añadir campos de entrada en el formulario (</text:span><text:span text:style-name="Source_20_Text"><text:span text:style-name="T4">rendimiento_estimado_kg</text:span></text:span><text:span text:style-name="T1">) y actualizar la lógica de KPIs para calcular el </text:span><text:span text:style-name="T2">"Costo/Kg"</text:span><text:span text:style-name="T1"> y el </text:span><text:span text:style-name="T2">"Precio Venta/Kg"</text:span><text:span text:style-name="T1">.</text:span></text:p>
          </table:table-cell>
          <table:table-cell table:style-name="Tabla1.A1" office:value-type="string">
            <text:p text:style-name="P2">Análisis financiero preciso para optimizar cultivos.</text:p>
          </table:table-cell>
        </table:table-row>
        <table:table-row>
          <table:table-cell table:style-name="Tabla1.A1" office:value-type="string">
            <text:p text:style-name="P4">2. Alerta de Stock Mínimo</text:p>
          </table:table-cell>
          <table:table-cell table:style-name="Tabla1.A1" office:value-type="string">
            <text:p text:style-name="P3"><text:span text:style-name="T2">Backend:</text:span><text:span text:style-name="T1"> Añadir un nuevo campo (</text:span><text:span text:style-name="Source_20_Text"><text:span text:style-name="T4">stock_actual_kg</text:span></text:span><text:span text:style-name="T1">) al cultivo y un campo de configuración global (</text:span><text:span text:style-name="Source_20_Text"><text:span text:style-name="T4">stock_minimo_alerta</text:span></text:span><text:span text:style-name="T1">). </text:span><text:span text:style-name="T2">Frontend:</text:span><text:span text:style-name="T1"> Mostrar una alerta visual si </text:span><text:span text:style-name="Source_20_Text"><text:span text:style-name="T4">stock_actual_kg</text:span></text:span><text:span text:style-name="T1"> &lt; </text:span><text:span text:style-name="Source_20_Text"><text:span text:style-name="T4">stock_minimo_alerta</text:span></text:span><text:span text:style-name="T1">.</text:span></text:p>
          </table:table-cell>
          <table:table-cell table:style-name="Tabla1.A1" office:value-type="string">
            <text:p text:style-name="P2">Gestión proactiva del inventario para evitar pérdidas de venta.</text:p>
          </table:table-cell>
        </table:table-row>
        <table:table-row>
          <table:table-cell table:style-name="Tabla1.A1" office:value-type="string">
            <text:p text:style-name="P4">3. Gráficos de Proyección (Front)</text:p>
          </table:table-cell>
          <table:table-cell table:style-name="Tabla1.A1" office:value-type="string">
            <text:p text:style-name="P5">Usar una librería de gráficos ligera (como <text:span text:style-name="T3">Chart.js</text:span> en el Frontend) para visualizar el <text:span text:style-name="T3">Margen de Ganancia</text:span> de los 5 cultivos más rentables.</text:p>
          </table:table-cell>
          <table:table-cell table:style-name="Tabla1.A1" office:value-type="string">
            <text:p text:style-name="P2">Visualización rápida del desempeño financiero.</text:p>
          </table:table-cell>
        </table:table-row>
        <table:table-row>
          <table:table-cell table:style-name="Tabla1.A1" office:value-type="string">
            <text:p text:style-name="P4">4. Histórico de Cosechas (NUEVO CRUD)</text:p>
          </table:table-cell>
          <table:table-cell table:style-name="Tabla1.A1" office:value-type="string">
            <text:p text:style-name="P3"><text:span text:style-name="T1">Crear un nuevo endpoint </text:span><text:span text:style-name="Source_20_Text"><text:span text:style-name="T4">/api/v1/cosechas</text:span></text:span><text:span text:style-name="T1"> y una nueva tabla/formulario. Una "Cosecha" registra la cantidad final real (</text:span><text:span text:style-name="Source_20_Text"><text:span text:style-name="T4">rendimiento_real_kg</text:span></text:span><text:span text:style-name="T1">) y la fecha exacta, moviendo el cultivo de la lista "Actual" a "Histórico".</text:span></text:p>
          </table:table-cell>
          <table:table-cell table:style-name="Tabla1.A1" office:value-type="string">
            <text:p text:style-name="P6">Separa la proyección de la realidad y genera datos históricos valiosos.</text:p>
          </table:table-cell>
        </table:table-row>
      </table:table>
      <text:p text:style-name="Preformatted_20_Text"/>
      <text:h text:style-name="Heading_20_3" text:outline-level="3">Nivel 2: Escalabilidad y Estructura (Base de Datos Externa)</text:h>
      <text:p text:style-name="Text_20_body">Este es un cambio grande que te moverá de los archivos JSON a una base de datos relacional robusta.</text:p>
      <text:p text:style-name="Preformatted_20_Text"/>
      <text:p text:style-name="Preformatted_20_Text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"><text:span text:style-name="Strong_20_Emphasis"><text:span text:style-name="T1">Característica</text:span></text:span></text:p>
            </table:table-cell>
            <table:table-cell table:style-name="Tabla2.A1" office:value-type="string">
              <text:p text:style-name="P3"><text:span text:style-name="Strong_20_Emphasis"><text:span text:style-name="T1">¿Qué implica?</text:span></text:span></text:p>
            </table:table-cell>
            <table:table-cell table:style-name="Tabla2.A1" office:value-type="string">
              <text:p text:style-name="P3"><text:span text:style-name="Strong_20_Emphasis"><text:span text:style-name="T1">Beneficio</text:span></text:span></text:p>
            </table:table-cell>
          </table:table-row>
        </table:table-header-rows>
        <table:table-row>
          <table:table-cell table:style-name="Tabla2.A1" office:value-type="string">
            <text:p text:style-name="P4">5. Base de Datos Externa (PostgreSQL)</text:p>
          </table:table-cell>
          <table:table-cell table:style-name="Tabla2.A1" office:value-type="string">
            <text:p text:style-name="P5"><text:span text:style-name="T3">Backend (Python):</text:span> Migrar el almacenamiento de archivos JSON a una base de datos real (ej. <text:span text:style-name="T3">PostgreSQL</text:span>). Esto requiere usar una librería como <text:span text:style-name="T3">SQLAlchemy</text:span> u <text:span text:style-name="T3">ORM</text:span> similar. <text:span text:style-name="T3">Fly.io</text:span> ofrece servicios de PostgreSQL.</text:p>
          </table:table-cell>
          <table:table-cell table:style-name="Tabla2.A1" office:value-type="string">
            <text:p text:style-name="P5"><text:span text:style-name="T3">Escalabilidad y Seguridad.</text:span> Permite consultas complejas, relaciones entre tablas (ej. Cultivo -&gt; Factura) y maneja grandes volúmenes de datos de forma segura.</text:p>
          </table:table-cell>
        </table:table-row>
        <table:table-row>
          <table:table-cell table:style-name="Tabla2.A1" office:value-type="string">
            <text:p text:style-name="P4">6. Múltiples Usuarios y Permisos</text:p>
          </table:table-cell>
          <table:table-cell table:style-name="Tabla2.A1" office:value-type="string">
            <text:p text:style-name="P3"><text:span text:style-name="T1">Solo es viable con una DB externa. Añadir un campo </text:span><text:span text:style-name="Source_20_Text"><text:span text:style-name="T4">user_id</text:span></text:span><text:span text:style-name="T1"> a la tabla de Cultivos. </text:span><text:span text:style-name="T2">Backend:</text:span><text:span text:style-name="T1"> Modificar TODAS las rutas CRUD para que solo </text:span><text:soft-page-break/><text:span text:style-name="T1">muestren y permitan modificar los cultivos creados por el usuario autenticado.</text:span></text:p>
          </table:table-cell>
          <table:table-cell table:style-name="Tabla2.A1" office:value-type="string">
            <text:p text:style-name="P5"><text:span text:style-name="T3">Privacidad y Multiusuario.</text:span> Permite que varios usuarios usen la misma aplicación sin ver los datos de otros.</text:p>
          </table:table-cell>
        </table:table-row>
      </table:table>
      <text:p text:style-name="Preformatted_20_Text"/>
      <text:h text:style-name="Heading_20_3" text:outline-level="3">Nivel 3: Gestión Financiera Completa (El más ambicioso)</text:h>
      <text:p text:style-name="Text_20_body">La función de facturación transforma la aplicación de un "gestor" a un "ERP" (Planificación de Recursos Empresariales) simple.</text:p>
      <text:p text:style-name="Preformatted_20_Text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3"><text:span text:style-name="Strong_20_Emphasis"><text:span text:style-name="T1">Característica</text:span></text:span></text:p>
            </table:table-cell>
            <table:table-cell table:style-name="Tabla3.A1" office:value-type="string">
              <text:p text:style-name="P3"><text:span text:style-name="Strong_20_Emphasis"><text:span text:style-name="T1">¿Qué implica?</text:span></text:span></text:p>
            </table:table-cell>
            <table:table-cell table:style-name="Tabla3.A1" office:value-type="string">
              <text:p text:style-name="P3"><text:span text:style-name="Strong_20_Emphasis"><text:span text:style-name="T1">Beneficio</text:span></text:span></text:p>
            </table:table-cell>
          </table:table-row>
        </table:table-header-rows>
        <table:table-row>
          <table:table-cell table:style-name="Tabla3.A1" office:value-type="string">
            <text:p text:style-name="P4">7. Módulo de Facturación/Ventas</text:p>
          </table:table-cell>
          <table:table-cell table:style-name="Tabla3.A1" office:value-type="string">
            <text:p text:style-name="P3"><text:span text:style-name="T1">Crear un nuevo CRUD para </text:span><text:span text:style-name="Source_20_Text"><text:span text:style-name="T4">Facturas</text:span></text:span><text:span text:style-name="T1">. Una Factura contendría: </text:span><text:span text:style-name="Source_20_Text"><text:span text:style-name="T4">fecha</text:span></text:span><text:span text:style-name="T1">, </text:span><text:span text:style-name="Source_20_Text"><text:span text:style-name="T4">cliente</text:span></text:span><text:span text:style-name="T1">, y una lista de </text:span><text:span text:style-name="T2">Líneas de Detalle</text:span><text:span text:style-name="T1"> que hacen referencia a un Cultivo vendido (</text:span><text:span text:style-name="Source_20_Text"><text:span text:style-name="T4">cultivo_id</text:span></text:span><text:span text:style-name="T1">, </text:span><text:span text:style-name="Source_20_Text"><text:span text:style-name="T4">cantidad_kg</text:span></text:span><text:span text:style-name="T1">, </text:span><text:span text:style-name="Source_20_Text"><text:span text:style-name="T4">precio_final_kg</text:span></text:span><text:span text:style-name="T1">).</text:span></text:p>
          </table:table-cell>
          <table:table-cell table:style-name="Tabla3.A1" office:value-type="string">
            <text:p text:style-name="P5"><text:span text:style-name="T3">Control Financiero Total.</text:span> Permite pasar de la estimación (KPI) a la venta real y genera informes de ingresos por mes/cliente.</text:p>
          </table:table-cell>
        </table:table-row>
        <table:table-row>
          <table:table-cell table:style-name="Tabla3.A1" office:value-type="string">
            <text:p text:style-name="P4">8. Generación de PDF (Backend)</text:p>
          </table:table-cell>
          <table:table-cell table:style-name="Tabla3.A1" office:value-type="string">
            <text:p text:style-name="P5">Usar una librería de Python (como <text:span text:style-name="T3">ReportLab</text:span> o <text:span text:style-name="T3">Fpdf</text:span>) en el Backend para generar un documento PDF estructurado de la factura registrada.</text:p>
          </table:table-cell>
          <table:table-cell table:style-name="Tabla3.A1" office:value-type="string">
            <text:p text:style-name="P6">Profesionalización de la aplicación, permitiendo emitir documentos oficiales.</text:p>
          </table:table-cell>
        </table:table-row>
      </table:table>
      <text:p text:style-name="Preformatted_20_Text"/>
      <text:p text:style-name="Preformatted_20_Text"/>
      <text:p text:style-name="Preformatted_20_Text"/>
      <text:h text:style-name="Heading_20_3" text:outline-level="3">Propuesta de Siguiente Paso</text:h>
      <text:p text:style-name="Text_20_body">El salto a una <text:span text:style-name="T3">Base de Datos Externa (Nivel 2)</text:span> es el más fundamental y te habilitará para hacer todo lo demás.</text:p>
      <text:p text:style-name="P1">Mi recomendación es comenzar con la implementación de PostgreSQL (SQLAlchemy) en Fly.io.</text:p>
      <text:p text:style-name="Text_20_body">¿Te gustaría que empecemos planificando cómo migrar la persistencia de datos de los archivos JSON a una base de datos PostgreSQL, ya que esto es un requisito para las funcionalidades más ambiciosas?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Flex" svg:font-family="'Google Sans Flex', 'Google Sans', 'Helvetica Neue', sans-serif"/>
    <style:font-face style:name="Google Sans Text" svg:font-family="'Google Sans Text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1-04T18:57:48.58</dc:date>
    <dc:creator>Antolin Lorenzo Porto Fraga</dc:creator>
    <meta:generator>OpenOffice/4.1.15$Win32 OpenOffice.org_project/4115m2$Build-9813</meta:generator>
    <meta:editing-duration>PT3M42S</meta:editing-duration>
    <meta:editing-cycles>2</meta:editing-cycles>
    <meta:document-statistic meta:table-count="3" meta:image-count="0" meta:object-count="0" meta:page-count="2" meta:paragraph-count="44" meta:word-count="517" meta:character-count="3440"/>
  </office:meta>
</office:document-meta>
</file>